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al DSB</text:p>
      <text:p text:style-name="Standard"/>
      <text:p text:style-name="Standard">1ere partie</text:p>
      <text:p text:style-name="Standard"/>
      <text:p text:style-name="Standard">Intro : </text:p>
      <text:p text:style-name="Standard"/>
      <text:list xml:id="list1893197776242553843" text:style-name="L1">
        <text:list-item>
          <text:p text:style-name="P1">Thème des jeux vidéos =&gt; domaine intéressant car base de données avec nombreuses relations possibles.</text:p>
        </text:list-item>
        <text:list-item>
          <text:p text:style-name="P1">Utilisation de MySQL pour notre bdd basée sur l'overwatch wiki, puis utilisée sur site web via php.</text:p>
        </text:list-item>
      </text:list>
      <text:p text:style-name="Standard"/>
      <text:list xml:id="list4000455488273553146" text:style-name="L2">
        <text:list-item>
          <text:p text:style-name="P2">GIT marius </text:p>
        </text:list-item>
        <text:list-item>
          <text:p text:style-name="P2">Requêtes louis </text:p>
        </text:list-item>
        <text:list-item>
          <text:p text:style-name="P2">génération XML marius </text:p>
        </text:list-item>
        <text:list-item>
          <text:p text:style-name="P2">PHP marius </text:p>
        </text:list-item>
        <text:list-item>
          <text:p text:style-name="P2">XPATH louis </text:p>
        </text:list-item>
        <text:list-item>
          <text:p text:style-name="P2">CSS – HTML louis/marius</text:p>
        </text:list-item>
        <text:list-item>
          <text:p text:style-name="P2">DTD Melen </text:p>
        </text:list-item>
        <text:list-item>
          <text:p text:style-name="P2">MODELE louis <text:s/></text:p>
        </text:list-item>
        <text:list-item>
          <text:p text:style-name="P2">SPARQ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us Lumbroso</meta:initial-creator>
    <meta:creation-date>2019-04-01T19:21:32.75</meta:creation-date>
    <dc:date>2019-04-01T20:24:57.67</dc:date>
    <dc:creator>Marius Lumbroso</dc:creator>
    <meta:editing-duration>PT48M14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1" meta:paragraph-count="14" meta:word-count="69" meta:character-count="362"/>
  </office:meta>
</office:document-meta>
</file>